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Policepardéfaut" style:family="text">
      <style:text-properties style:font-name="Segoe UI Emoji" style:font-name-complex="Segoe UI Emoji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style:font-name="Segoe UI Emoji" style:font-name-complex="Segoe UI Emoji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Policepardéfaut" style:family="text">
      <style:text-properties style:font-name="Segoe UI Emoji" style:font-name-complex="Segoe UI Emoji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Policepardéfaut" style:family="text">
      <style:text-properties style:font-name="Segoe UI Emoji" style:font-name-complex="Segoe UI Emoji"/>
    </style:style>
    <style:style style:name="T19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Projet EY – Contrôle d'accès intelligent et gestion connectée</text:p>
      <text:p text:style-name="Normal"><text:span text:style-name="T2">Client :</text:span><text:s/>EY (Ernst &amp; Young) – cabinet international de conseil et d’audit, présent dans plus de 150 pays.</text:p>
      <text:p text:style-name="Normal"><text:span text:style-name="T3">Description du projet :</text:span><text:line-break/>Dans le cadre de la modernisation de ses accès et de la sécurisation de ses locaux, EY a confié à notre équipe l’intégration d’un système de contrôle d’accès intelligent, fluide et sans contact, combinant performance, confort d’usage et innovation technologique.</text:p>
      <text:p text:style-name="Normal"><text:span text:style-name="T4">Solutions déployées :</text:span></text:p>
      <text:list text:style-name="LFO1" text:continue-numbering="true">
        <text:list-item>
          <text:p text:style-name="P5"><text:span text:style-name="T6">🟦</text:span><text:s/><text:span text:style-name="T7">Béquilles électroniques sans fil ASSA ABLOY</text:span><text:s/>:<text:line-break/>Installation de<text:s/><text:span text:style-name="T8">36 béquilles</text:span><text:s/>dotées de lecteurs de badges sans fil intégrés, pour un accès sécurisé et esthétique, sans câblage apparent.<text:line-break/></text:p>
        </text:list-item>
        <text:list-item>
          <text:p text:style-name="P9"><text:span text:style-name="T10">🟨</text:span><text:s/><text:span text:style-name="T11">Lecteurs de badges et claviers</text:span><text:s/>:<text:line-break/>Mise en place de<text:s/><text:span text:style-name="T12">25 lecteurs</text:span><text:s/>badges + code, offrant un accès rapide et sécurisé pour les collaborateurs.</text:p>
        </text:list-item>
        <text:list-item>
          <text:p text:style-name="P13"><text:span text:style-name="T14">🟩</text:span><text:s/><text:span text:style-name="T15">Gestion intelligente des visiteurs</text:span><text:s/>:<text:line-break/>Système de<text:s/><text:span text:style-name="T16">QR Codes personnalisés</text:span>, permettant un accueil fluide des visiteurs et une meilleure traçabilité.</text:p>
        </text:list-item>
        <text:list-item>
          <text:p text:style-name="P17"><text:span text:style-name="T18">🅿️</text:span><text:s/><text:span text:style-name="T19">Gestion du parking via Bluetooth</text:span><text:s/>:<text:line-break/>Contrôle d’accès au parking par détection Bluetooth, pour une ouverture automatisée sans contact.<text:line-break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watef Riahi</meta:initial-creator>
    <dc:creator>Awatef Riahi</dc:creator>
    <meta:creation-date>2025-06-27T07:53:00Z</meta:creation-date>
    <dc:date>2025-06-27T07:54:00Z</dc:date>
    <meta:template xlink:href="Normal" xlink:type="simple"/>
    <meta:editing-cycles>1</meta:editing-cycles>
    <meta:editing-duration>PT60S</meta:editing-duration>
    <meta:document-statistic meta:page-count="1" meta:paragraph-count="2" meta:word-count="168" meta:character-count="1091" meta:row-count="7" meta:non-whitespace-character-count="925"/>
  </office:meta>
</office:document-meta>
</file>